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Utils.showPasswordDialog( JFrame parent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Utils.wrap( String message , int wid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iUtils.getCenteredPosition( JDialog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iUtils.getCenteredPosition( JComponent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iUtils.showPasswordDialog( JFrame parent , String message ,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iUtils.isFieldUpToDate( JTextComponent field , String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iUtils.getCenteredPosition( JFrame 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